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8d6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c551" officeooo:paragraph-rsid="0001c5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c551" officeooo:paragraph-rsid="0001c55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58be" officeooo:paragraph-rsid="000258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639a" officeooo:paragraph-rsid="0002639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fba2" officeooo:paragraph-rsid="0003fba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50798" officeooo:paragraph-rsid="00050798" style:font-weight-asian="bold" style:font-weight-complex="bold"/>
    </style:style>
    <style:style style:name="P9" style:family="paragraph" style:parent-style-name="Standard">
      <style:text-properties fo:font-weight="bold" officeooo:rsid="00008d67" officeooo:paragraph-rsid="00008d67" style:font-weight-asian="bold" style:font-weight-complex="bold"/>
    </style:style>
    <style:style style:name="P10" style:family="paragraph" style:parent-style-name="Standard">
      <style:text-properties officeooo:rsid="00008d67" officeooo:paragraph-rsid="00008d67"/>
    </style:style>
    <style:style style:name="P11" style:family="paragraph" style:parent-style-name="Standard">
      <style:paragraph-properties fo:text-align="start" style:justify-single-word="false"/>
      <style:text-properties officeooo:rsid="0001c551" officeooo:paragraph-rsid="0001c551"/>
    </style:style>
    <style:style style:name="P12" style:family="paragraph" style:parent-style-name="Standard">
      <style:paragraph-properties fo:text-align="start" style:justify-single-word="false"/>
      <style:text-properties officeooo:rsid="000258be" officeooo:paragraph-rsid="000258be"/>
    </style:style>
    <style:style style:name="P13" style:family="paragraph" style:parent-style-name="Standard">
      <style:paragraph-properties fo:text-align="start" style:justify-single-word="false"/>
      <style:text-properties officeooo:rsid="0002639a" officeooo:paragraph-rsid="0002639a"/>
    </style:style>
    <style:style style:name="P14" style:family="paragraph" style:parent-style-name="Standard">
      <style:paragraph-properties fo:text-align="start" style:justify-single-word="false"/>
      <style:text-properties officeooo:rsid="0003fba2" officeooo:paragraph-rsid="0003fba2"/>
    </style:style>
    <style:style style:name="P15" style:family="paragraph" style:parent-style-name="Standard">
      <style:paragraph-properties fo:text-align="start" style:justify-single-word="false"/>
      <style:text-properties officeooo:rsid="00050798" officeooo:paragraph-rsid="00050798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2639a" officeooo:paragraph-rsid="0002639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officeooo:rsid="0001c551" officeooo:paragraph-rsid="0001c551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0687ad" officeooo:paragraph-rsid="000687a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083486" officeooo:paragraph-rsid="0008348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91f52" officeooo:paragraph-rsid="00091f5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a92fb" officeooo:paragraph-rsid="000a92f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0b7aab" officeooo:paragraph-rsid="000b7aa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0ba114" officeooo:paragraph-rsid="000ba11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687ad" officeooo:paragraph-rsid="000687a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83486" officeooo:paragraph-rsid="0008348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91f52" officeooo:paragraph-rsid="00091f5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09c62c" officeooo:paragraph-rsid="0009c62c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0a34ec" officeooo:paragraph-rsid="000a34ec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a92fb" officeooo:paragraph-rsid="000a92f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b7aab" officeooo:paragraph-rsid="000b7aa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ba114" officeooo:paragraph-rsid="000ba11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34ec" officeooo:paragraph-rsid="000a34e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87ad" officeooo:paragraph-rsid="000687ad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a92fb" officeooo:paragraph-rsid="000a92f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87ad" officeooo:paragraph-rsid="000687a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a34ec" officeooo:paragraph-rsid="000a34e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0pt" fo:font-style="italic" fo:font-weight="bold" officeooo:rsid="0001c551" officeooo:paragraph-rsid="0001c551" style:font-size-asian="20pt" style:font-style-asian="italic" style:font-weight-asian="bold" style:font-size-complex="20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050798" officeooo:paragraph-rsid="00050798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4pt" fo:font-style="italic" fo:font-weight="bold" officeooo:rsid="000687ad" officeooo:paragraph-rsid="000687ad" style:font-size-asian="24pt" style:font-style-asian="italic" style:font-weight-asian="bold" style:font-size-complex="24pt" style:font-style-complex="italic" style:font-weight-complex="bold"/>
    </style:style>
    <style:style style:name="P40" style:family="paragraph" style:parent-style-name="Standard">
      <style:text-properties fo:color="#c9211e" officeooo:rsid="00008d67" officeooo:paragraph-rsid="00008d67"/>
    </style:style>
    <style:style style:name="P41" style:family="paragraph" style:parent-style-name="Standard">
      <style:paragraph-properties fo:text-align="start" style:justify-single-word="false"/>
      <style:text-properties fo:color="#c9211e" officeooo:rsid="0001c551" officeooo:paragraph-rsid="0001c551"/>
    </style:style>
    <style:style style:name="P42" style:family="paragraph" style:parent-style-name="Standard">
      <style:paragraph-properties fo:text-align="start" style:justify-single-word="false"/>
      <style:text-properties fo:color="#c9211e" officeooo:rsid="000258be" officeooo:paragraph-rsid="000258be"/>
    </style:style>
    <style:style style:name="P43" style:family="paragraph" style:parent-style-name="Standard">
      <style:paragraph-properties fo:text-align="start" style:justify-single-word="false"/>
      <style:text-properties fo:color="#c9211e" fo:font-size="14pt" fo:font-weight="normal" officeooo:rsid="00083486" officeooo:paragraph-rsid="0008348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fo:font-size="14pt" fo:font-weight="normal" officeooo:rsid="0009c62c" officeooo:paragraph-rsid="0009c62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fo:font-size="14pt" fo:font-weight="normal" officeooo:rsid="000a92fb" officeooo:paragraph-rsid="000a92fb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fo:font-size="14pt" fo:font-weight="normal" officeooo:rsid="000b7aab" officeooo:paragraph-rsid="000b7aa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fo:font-size="14pt" fo:font-weight="normal" officeooo:rsid="000ba114" officeooo:paragraph-rsid="000ba11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fo:font-size="14pt" fo:font-weight="bold" officeooo:rsid="000ba114" officeooo:paragraph-rsid="000ba114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fo:font-size="14pt" style:text-underline-style="solid" style:text-underline-width="auto" style:text-underline-color="font-color" fo:font-weight="normal" officeooo:rsid="000a34ec" officeooo:paragraph-rsid="000a34ec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a34ec"/>
    </style:style>
    <style:style style:name="P51" style:family="paragraph" style:parent-style-name="Text_20_body">
      <style:paragraph-properties fo:text-align="center" style:justify-single-word="false"/>
      <style:text-properties style:font-name="Comic sans ms" fo:font-size="24pt" fo:font-weight="bold" officeooo:rsid="00050798" officeooo:paragraph-rsid="00050798" style:font-size-asian="24pt" style:font-weight-asian="bold" style:font-size-complex="24pt" style:font-weight-complex="bold"/>
    </style:style>
    <style:style style:name="P52" style:family="paragraph" style:parent-style-name="Text_20_body">
      <style:text-properties fo:font-weight="bold" style:font-weight-asian="bold" style:font-weight-complex="bold"/>
    </style:style>
    <style:style style:name="P53" style:family="paragraph" style:parent-style-name="Text_20_body">
      <style:text-properties fo:font-weight="bold" officeooo:paragraph-rsid="00008d67" style:font-weight-asian="bold" style:font-weight-complex="bold"/>
    </style:style>
    <style:style style:name="P54" style:family="paragraph" style:parent-style-name="Text_20_body">
      <style:paragraph-properties fo:margin-top="0cm" fo:margin-bottom="0cm" loext:contextual-spacing="false"/>
      <style:text-properties officeooo:paragraph-rsid="00008d67"/>
    </style:style>
    <style:style style:name="P55" style:family="paragraph" style:parent-style-name="Text_20_body">
      <style:paragraph-properties fo:margin-top="0cm" fo:margin-bottom="0cm" loext:contextual-spacing="false"/>
      <style:text-properties officeooo:rsid="00008d67" officeooo:paragraph-rsid="00008d67"/>
    </style:style>
    <style:style style:name="P56" style:family="paragraph" style:parent-style-name="Text_20_body">
      <style:paragraph-properties fo:margin-top="0cm" fo:margin-bottom="0cm" loext:contextual-spacing="false"/>
      <style:text-properties fo:font-weight="bold" officeooo:rsid="00008d67" officeooo:paragraph-rsid="00008d67" style:font-weight-asian="bold" style:font-weight-complex="bold"/>
    </style:style>
    <style:style style:name="T1" style:family="text">
      <style:text-properties fo:color="#00a933"/>
    </style:style>
    <style:style style:name="T2" style:family="text">
      <style:text-properties fo:color="#00a933" officeooo:rsid="00050798"/>
    </style:style>
    <style:style style:name="T3" style:family="text">
      <style:text-properties fo:color="#00a933" officeooo:rsid="0004fddd"/>
    </style:style>
    <style:style style:name="T4" style:family="text">
      <style:text-properties fo:color="#00a933" officeooo:rsid="00083486"/>
    </style:style>
    <style:style style:name="T5" style:family="text">
      <style:text-properties fo:color="#00a933" officeooo:rsid="00091f52"/>
    </style:style>
    <style:style style:name="T6" style:family="text">
      <style:text-properties fo:color="#00a933" officeooo:rsid="0009c62c"/>
    </style:style>
    <style:style style:name="T7" style:family="text">
      <style:text-properties fo:color="#00a933" fo:font-weight="bold" style:font-weight-asian="bold" style:font-weight-complex="bold"/>
    </style:style>
    <style:style style:name="T8" style:family="text">
      <style:text-properties fo:color="#00a933" fo:font-weight="bold" officeooo:rsid="000b7aab" style:font-weight-asian="bold" style:font-weight-complex="bold"/>
    </style:style>
    <style:style style:name="T9" style:family="text">
      <style:text-properties fo:color="#00a933" officeooo:rsid="000a34ec"/>
    </style:style>
    <style:style style:name="T10" style:family="text">
      <style:text-properties fo:color="#00a933" officeooo:rsid="000a92fb"/>
    </style:style>
    <style:style style:name="T11" style:family="text">
      <style:text-properties fo:color="#00a933" officeooo:rsid="000b7aab"/>
    </style:style>
    <style:style style:name="T12" style:family="text">
      <style:text-properties fo:color="#00a933" style:text-underline-style="solid" style:text-underline-width="auto" style:text-underline-color="font-color" officeooo:rsid="00083486"/>
    </style:style>
    <style:style style:name="T13" style:family="text">
      <style:text-properties officeooo:rsid="00050798"/>
    </style:style>
    <style:style style:name="T14" style:family="text">
      <style:text-properties officeooo:rsid="000687ad"/>
    </style:style>
    <style:style style:name="T15" style:family="text">
      <style:text-properties officeooo:rsid="00083486"/>
    </style:style>
    <style:style style:name="T16" style:family="text">
      <style:text-properties officeooo:rsid="00091f52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34ec" style:font-weight-asian="bold" style:font-weight-complex="bold"/>
    </style:style>
    <style:style style:name="T19" style:family="text">
      <style:text-properties fo:font-weight="bold" officeooo:rsid="000df326" style:font-weight-asian="bold" style:font-weight-complex="bold"/>
    </style:style>
    <style:style style:name="T20" style:family="text">
      <style:text-properties officeooo:rsid="000a34ec"/>
    </style:style>
    <style:style style:name="T21" style:family="text">
      <style:text-properties officeooo:rsid="000b7aab"/>
    </style:style>
    <style:style style:name="T22" style:family="text">
      <style:text-properties fo:color="#c9211e"/>
    </style:style>
    <style:style style:name="T23" style:family="text">
      <style:text-properties officeooo:rsid="000e5fd1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83486"/>
    </style:style>
    <style:style style:name="T26" style:family="text">
      <style:text-properties officeooo:rsid="00134332"/>
    </style:style>
    <style:style style:name="T27" style:family="text">
      <style:text-properties officeooo:rsid="0014803e"/>
    </style:style>
  </office:automatic-styles>
  <office:body>
    <office:text text:use-soft-page-breaks="true">
      <office:forms form:automatic-focus="false" form:apply-design-mode="false">
        <form:form form:name="quizForm2" form:apply-filter="true" form:enctype="multipart/formdata" form:method="post" form:control-implementation="ooo:com.sun.star.form.component.Form" office:target-frame="" xlink:href="../../../../../../quiz-culture-gaming-noob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Animés</text:p>
      <text:p text:style-name="P52"><text:span text:style-name="T14">1) </text:span>Où est-ce que Kaneki décide de travailler ? <text:span text:style-name="T9">(Easy)</text:span></text:p>
      <text:p text:style-name="P54">Dans un bar. </text:p>
      <text:p text:style-name="P54">Dans un café appelé l’Antique.</text:p>
      <text:p text:style-name="P54"><text:s/>Dans un restaurant pour Goule. </text:p>
      <text:p text:style-name="P54">À l’université. </text:p>
      <text:p text:style-name="Standard"/>
      <text:p text:style-name="P2"><text:span text:style-name="T14">2) </text:span>Comment s’appelle l’auteur que Kaneki aime beaucoup ? <text:span text:style-name="T9">(Easy)</text:span></text:p>
      <text:p text:style-name="P1">Takatsuki Sen </text:p>
      <text:p text:style-name="P1">Tachibana Sen </text:p>
      <text:p text:style-name="P1">Takatsuki Seido </text:p>
      <text:p text:style-name="P1">Akira Mado </text:p>
      <text:p text:style-name="P1"/>
      <text:p text:style-name="P53"><text:span text:style-name="T14">3) </text:span>Dans quel manga ou anime, le héros est un petit robot ? <text:span text:style-name="T9">(Easy) </text:span></text:p>
      <text:p text:style-name="P54">Yume Senshi </text:p>
      <text:p text:style-name="P54">Wingman </text:p>
      <text:p text:style-name="P54"><text:span text:style-name="T22">Astro Boy</text:span> </text:p>
      <text:p text:style-name="P54">Gundam Wing</text:p>
      <text:p text:style-name="P54"/>
      <text:p text:style-name="P56"><text:span text:style-name="T14">4) </text:span>Qui est l’étudiant <text:s/>qui dépasse certain héro pro ? <text:span text:style-name="T9">(Easy) </text:span></text:p>
      <text:p text:style-name="P55"><text:span text:style-name="T22">Lemillion</text:span> </text:p>
      <text:p text:style-name="P55">Endevor </text:p>
      <text:p text:style-name="P55">Hawks </text:p>
      <text:p text:style-name="P55">Stain </text:p>
      <text:p text:style-name="P1"/>
      <text:p text:style-name="P9"><text:span text:style-name="T14">5) </text:span>Qui emmène Eren au tribunal ? <text:span text:style-name="T9">(Easy)</text:span></text:p>
      <text:p text:style-name="P10">Erwin Smith </text:p>
      <text:p text:style-name="P10"><text:span text:style-name="T22">Levy</text:span> </text:p>
      <text:p text:style-name="P10">Hanzi Zoé </text:p>
      <text:p text:style-name="P10">Mikasa Ackerman </text:p>
      <text:p text:style-name="P10"/>
      <text:p text:style-name="P9"><text:span text:style-name="T14">6) </text:span>Lors du combat final contre Buu <text:span text:style-name="T14">buu </text:span>, Vegeta déclare que ? <text:span text:style-name="T9">(Easy) </text:span></text:p>
      <text:p text:style-name="P10">Goku est un imbécile </text:p>
      <text:p text:style-name="P40">Goku est le <text:span text:style-name="T13">numéro 1 </text:span></text:p>
      <text:p text:style-name="P10">Goku est le plus gentil des sayan<text:span text:style-name="T27">s</text:span> </text:p>
      <text:p text:style-name="P10">Goku est son plus grand rival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7">Gaming </text:p>
      <text:p text:style-name="P3"><text:s/><text:span text:style-name="T13">1) </text:span>Quelle est l'année de sortie de la Super Nintendo en France ? <text:span text:style-name="T1">(</text:span><text:span text:style-name="T2">Easy)</text:span></text:p>
      <text:p text:style-name="P17">1990</text:p>
      <text:p text:style-name="P41">1991</text:p>
      <text:p text:style-name="P11">1992<text:line-break/>1993</text:p>
      <text:p text:style-name="P3"/>
      <text:p text:style-name="P3"/>
      <text:p text:style-name="P3"><text:s/><text:span text:style-name="T13">2) </text:span>Dans quelle ville est né Altaïr, le héros du premier Assassin's Creed ? <text:span text:style-name="T1">(Easy )</text:span></text:p>
      <text:p text:style-name="P11">Jérusalemen </text:p>
      <text:p text:style-name="P11">Rome </text:p>
      <text:p text:style-name="P11"><text:span text:style-name="T22">Masyaf</text:span> </text:p>
      <text:p text:style-name="P11">Sparte </text:p>
      <text:p text:style-name="P11"/>
      <text:p text:style-name="P3"><text:span text:style-name="T13">3) </text:span>Comment s’appel le puissant héro de God of war ? <text:span text:style-name="T3">(Easy)</text:span></text:p>
      <text:p text:style-name="P11">Credos </text:p>
      <text:p text:style-name="P11">Démios </text:p>
      <text:p text:style-name="P11"><text:span text:style-name="T22">Kratos</text:span> </text:p>
      <text:p text:style-name="P11">Sakrot </text:p>
      <text:p text:style-name="P11"/>
      <text:p text:style-name="P5"><text:span text:style-name="T13">4) </text:span>De quels jeux Franklin Michael Trevor sont-ils <text:s/>issus ? <text:span text:style-name="T1">(</text:span><text:span text:style-name="T9">E</text:span><text:span text:style-name="T1">asy) </text:span></text:p>
      <text:p text:style-name="P12">Red dead rédemption 2 </text:p>
      <text:p text:style-name="P12">The last of us </text:p>
      <text:p text:style-name="P42">Grand Theft Auto 5 </text:p>
      <text:p text:style-name="P12">Grand theft Auto 4 </text:p>
      <text:p text:style-name="P5"/>
      <text:p text:style-name="P5"><text:span text:style-name="T13">5) </text:span>Quel studio a développé Call of Duty: Advanced Warfare ? <text:span text:style-name="T13">(</text:span><text:span text:style-name="T2">Easy)</text:span></text:p>
      <text:p text:style-name="P12">Treyarch studio </text:p>
      <text:p text:style-name="P12"><text:span text:style-name="T22">Sledge Hammer Games</text:span> </text:p>
      <text:p text:style-name="P12">Rockstar Games </text:p>
      <text:p text:style-name="P12">Infinity Ward </text:p>
      <text:p text:style-name="P5"/>
      <text:p text:style-name="P5"><text:span text:style-name="T13">6) </text:span>Quel est le nom du créateur de Mario ? <text:span text:style-name="T3">(</text:span><text:span text:style-name="T2">Easy)</text:span></text:p>
      <text:p text:style-name="P12">Akira Toriyama </text:p>
      <text:p text:style-name="P42">Shigeru Miyamoto </text:p>
      <text:p text:style-name="P12">Zang Yamoto </text:p>
      <text:p text:style-name="P12">Dashan Wang </text:p>
      <text:p text:style-name="P12"/>
      <text:p text:style-name="P6"><text:s/><text:span text:style-name="T13">7) </text:span>Quel moteur graphique utilis<text:span text:style-name="T14">é dans</text:span> les jeux battlefield ? <text:span text:style-name="T3">(</text:span><text:span text:style-name="T2">Easy)</text:span></text:p>
      <text:p text:style-name="P16">Unity </text:p>
      <text:p text:style-name="P13">Unreal Engine </text:p>
      <text:p text:style-name="P13">Rage </text:p>
      <text:p text:style-name="P13"><text:span text:style-name="T22">Frostbite</text:span> </text:p>
      <text:p text:style-name="P13"/>
      <text:p text:style-name="P7"><text:s/><text:span text:style-name="T13">8) </text:span>Dans the last of us <text:span text:style-name="T14">c</text:span>omment <text:span text:style-name="T14">appelle t’on le</text:span> champignon responsable de l’infection ? <text:span text:style-name="T3">(Easy)</text:span></text:p>
      <text:p text:style-name="P14"><text:span text:style-name="T22">Cordyceps</text:span> </text:p>
      <text:p text:style-name="P14">Coprin </text:p>
      <text:p text:style-name="P14">Amanite Phalloïde </text:p>
      <text:p text:style-name="P14"><text:span text:style-name="T14">L</text:span>actarius Amirus </text:p>
      <text:p text:style-name="P14"/>
      <text:p text:style-name="P14"/>
      <text:p text:style-name="P14"><text:soft-page-break/></text:p>
      <text:p text:style-name="P8">9) Dans Apex Legend comment se nomme le héros possédant un corbeau ? <text:span text:style-name="T4">(</text:span><text:span text:style-name="T9">E</text:span><text:span text:style-name="T4">asy)</text:span></text:p>
      <text:p text:style-name="P15">Wraith </text:p>
      <text:p text:style-name="P15">Sombra </text:p>
      <text:p text:style-name="P15"><text:span text:style-name="T22">Bloodhound</text:span> </text:p>
      <text:p text:style-name="P15">Mirage </text:p>
      <text:p text:style-name="P15"/>
      <text:p text:style-name="P8">10) Quel est le studio qui a crée la licence Assassin’s Creed ?<text:span text:style-name="T15">(</text:span><text:span text:style-name="T9">E</text:span><text:span text:style-name="T4">asy)</text:span></text:p>
      <text:p text:style-name="P38">Valve </text:p>
      <text:p text:style-name="P38">Bethesda </text:p>
      <text:p text:style-name="P38">Criterion </text:p>
      <text:p text:style-name="P38"><text:span text:style-name="T22">Ubisoft</text:span> </text:p>
      <text:p text:style-name="P38"/>
      <text:p text:style-name="P8"/>
      <text:p text:style-name="P39">Cinéma </text:p>
      <text:p text:style-name="P18"><text:s/><text:span text:style-name="T25">1) </text:span><text:span text:style-name="T24">De quel film est issu la musique culte « Now we are free »? </text:span><text:span text:style-name="T12">(easy)</text:span></text:p>
      <text:p text:style-name="P33">Gladiator </text:p>
      <text:p text:style-name="P33">Star Wars </text:p>
      <text:p text:style-name="P33">Le seigneur des Anneaux</text:p>
      <text:p text:style-name="P33">Il faut sauver le soldat Rayan </text:p>
      <text:p text:style-name="P33"/>
      <text:p text:style-name="P35"><text:span text:style-name="T15">2) </text:span>Dans le film « La Chute du Faucon noir » quel est la force d’intervention <text:span text:style-name="T15">à pied ? </text:span><text:span text:style-name="T4">(easy)</text:span></text:p>
      <text:p text:style-name="P33">Mac V <text:span text:style-name="T15">SOG</text:span></text:p>
      <text:p text:style-name="P33">Les Marines </text:p>
      <text:p text:style-name="P33"><text:span text:style-name="T22">La Delta Force</text:span> </text:p>
      <text:p text:style-name="P33">Les Spetsnaz </text:p>
      <text:p text:style-name="P24"/>
      <text:p text:style-name="P18"><text:span text:style-name="T15">3) </text:span>Dans le film gladiator qui assassine Marc Aurèle ? <text:span text:style-name="T4">(easy)</text:span></text:p>
      <text:p text:style-name="P24">Spartacus </text:p>
      <text:p text:style-name="P24">Octave </text:p>
      <text:p text:style-name="P24"><text:span text:style-name="T22">Comode</text:span> </text:p>
      <text:p text:style-name="P24">Maximus </text:p>
      <text:p text:style-name="P24"/>
      <text:p text:style-name="P18"><text:span text:style-name="T15">4) </text:span>En quel lieu Frodon se fait-il blesser par l'un des neuf cavaliers noirs ? <text:span text:style-name="T4">(easy)</text:span></text:p>
      <text:p text:style-name="P25">Amon sûl </text:p>
      <text:p text:style-name="P25">Le mont Ventoux</text:p>
      <text:p text:style-name="P25">Le Gué de Bruinen </text:p>
      <text:p text:style-name="P25">Le mont Valérien </text:p>
      <text:p text:style-name="P25"/>
      <text:p text:style-name="P19">5) A travers quel artefact possédé par Saroumane voit-on luire l'oeil de Sauron ? <text:span text:style-name="T1">(easy) </text:span></text:p>
      <text:p text:style-name="P25">Le miroir Galadriel </text:p>
      <text:p text:style-name="P25">Le bâton de pouvoir </text:p>
      <text:p text:style-name="P43">Le Palantir </text:p>
      <text:p text:style-name="P25">Le Tesseract </text:p>
      <text:p text:style-name="P25"><text:soft-page-break/></text:p>
      <text:p text:style-name="P19">6) <text:span text:style-name="T16">Dans intouchable, qu’elle est l’handicape de </text:span><text:span text:style-name="T21">P</text:span><text:span text:style-name="T16">hillipe ? </text:span><text:span text:style-name="T5">(easy)</text:span></text:p>
      <text:p text:style-name="P26">Il est paraplégique </text:p>
      <text:p text:style-name="P26">Il est tétraplégique </text:p>
      <text:p text:style-name="P26">Il est hémiplégique </text:p>
      <text:p text:style-name="P26">Il est polyphylétique </text:p>
      <text:p text:style-name="P20"/>
      <text:p text:style-name="P20">7) Dans The Amazing Spiderman quel est la vraie identité d’électro ? <text:span text:style-name="T1">(easy)</text:span></text:p>
      <text:p text:style-name="P26">Arthur Parks </text:p>
      <text:p text:style-name="P26">Steeve Rogers </text:p>
      <text:p text:style-name="P26">Max Dillon </text:p>
      <text:p text:style-name="P26">Curtis Connors </text:p>
      <text:p text:style-name="P26"/>
      <text:p text:style-name="P20">8) Dans X men origins Wolwerine Logan se prend une explosion de quel type ? <text:span text:style-name="T1">(easy)</text:span></text:p>
      <text:p text:style-name="P26">Incident industrielle </text:p>
      <text:p text:style-name="P26">Une explosion </text:p>
      <text:p text:style-name="P26">Une Explosion <text:span text:style-name="T20">atomique </text:span></text:p>
      <text:p text:style-name="P26">Un tir de mortier </text:p>
      <text:p text:style-name="P26"/>
      <text:p text:style-name="P20">9) Comment s’ appel le méchant qui a copié la technologie Stark lors du grand prix à Monaco ? <text:span text:style-name="T6">(easy)</text:span></text:p>
      <text:p text:style-name="P20"/>
      <text:p text:style-name="P26">Enton Vanko </text:p>
      <text:p text:style-name="P26">Ivan Vanko </text:p>
      <text:p text:style-name="P27">Jin Khan </text:p>
      <text:p text:style-name="P27">Raymon Barkov </text:p>
      <text:p text:style-name="P26"/>
      <text:p text:style-name="P27"><text:span text:style-name="T17">10) Dans Transformers comment appel</text:span><text:span text:style-name="T19">le</text:span><text:span text:style-name="T17"> t’on l’élément pouvant réanimer un</text:span> <text:span text:style-name="T17">transformers ? </text:span><text:span text:style-name="T7">(easy)</text:span></text:p>
      <text:p text:style-name="P27"/>
      <text:p text:style-name="P27">La Matrice de commandement </text:p>
      <text:p text:style-name="P27">Le All Spark </text:p>
      <text:p text:style-name="P44">Le cube de commandement </text:p>
      <text:p text:style-name="P27">Le tesseract commandement </text:p>
      <text:p text:style-name="P27"/>
      <text:p text:style-name="P27"><text:tab/><text:tab/><text:tab/><text:tab/><text:tab/><text:span text:style-name="T18">TECHNOLOGIE </text:span></text:p>
      <text:p text:style-name="P50"><text:span text:style-name="T17">1) Que veut dire High tech ? </text:span><text:span text:style-name="T8">(easy)</text:span></text:p>
      <text:p text:style-name="P32">Technologie </text:p>
      <text:p text:style-name="P32">La petite technologie </text:p>
      <text:p text:style-name="P49">La haute technologie </text:p>
      <text:p text:style-name="P32">La techno </text:p>
      <text:p text:style-name="P28"/>
      <text:p text:style-name="P28"/>
      <text:p text:style-name="P28"/>
      <text:p text:style-name="P28"><text:soft-page-break/></text:p>
      <text:p text:style-name="P36">2) Que veut dire RAM ? <text:span text:style-name="T10">(easy)</text:span></text:p>
      <text:p text:style-name="P49">Random Access Memory </text:p>
      <text:p text:style-name="P32">Right Acces Mobile </text:p>
      <text:p text:style-name="P32">Rainbow Acces Memory </text:p>
      <text:p text:style-name="P34">Random Admin Memory </text:p>
      <text:p text:style-name="P29"/>
      <text:p text:style-name="P29"/>
      <text:p text:style-name="P21">3) Quel est le rôle d’un processeur ? <text:span text:style-name="T1">(easy)</text:span></text:p>
      <text:p text:style-name="P29">D’exécuter des fréquences d’images </text:p>
      <text:p text:style-name="P45">D’échanger des données entre les différents composants informatique </text:p>
      <text:p text:style-name="P29">De stocker des données </text:p>
      <text:p text:style-name="P29">De centraliser la prise en charge de la RAM </text:p>
      <text:p text:style-name="P29"/>
      <text:p text:style-name="P21">4) Où se trouve le siège d’Intel Corporation ? <text:span text:style-name="T1">(easy) </text:span></text:p>
      <text:p text:style-name="P29">Santa Monica </text:p>
      <text:p text:style-name="P45">Santa Clara </text:p>
      <text:p text:style-name="P29">Santa Barbara </text:p>
      <text:p text:style-name="P29">Santa Clause </text:p>
      <text:p text:style-name="P29"/>
      <text:p text:style-name="P21">5) Que veut dire CPL <text:span text:style-name="T11">(easy) </text:span></text:p>
      <text:p text:style-name="P29">Courant porteur de liens </text:p>
      <text:p text:style-name="P29">Couverture <text:span text:style-name="T21">pérméable de ligne </text:span></text:p>
      <text:p text:style-name="P30">Courant porteur de ligne </text:p>
      <text:p text:style-name="P30">Courant paramétrable de ligne </text:p>
      <text:p text:style-name="P29"/>
      <text:p text:style-name="P22">6) <text:s/>Quel est le le classement juste <text:s/>des stockages les plus rapides ? <text:span text:style-name="T1">(easy)</text:span></text:p>
      <text:p text:style-name="P30">HDD&lt;SSD&lt;SD&lt;Flash Memory </text:p>
      <text:p text:style-name="P46">Flash Memory &lt;SD&lt; HDD&lt;SSD</text:p>
      <text:p text:style-name="P30">SD&lt;SSD&lt;Flash Memory&lt;HDD</text:p>
      <text:p text:style-name="P30">SSD&lt;HDD&lt;Flash Memory&lt;SD</text:p>
      <text:p text:style-name="P30"/>
      <text:p text:style-name="P22">7) Quel type de connexion est la plus rapide ? <text:span text:style-name="T1">(easy)</text:span></text:p>
      <text:p text:style-name="P30">VDSL2 </text:p>
      <text:p text:style-name="P30">Modem </text:p>
      <text:p text:style-name="P30">ADSL</text:p>
      <text:p text:style-name="P30"><text:span text:style-name="T22">Fibre</text:span> </text:p>
      <text:p text:style-name="P30"/>
      <text:p text:style-name="P23">8) Quel débit est le plus rapide ? <text:span text:style-name="T1">(easy)</text:span></text:p>
      <text:p text:style-name="P48">Tera bits/s </text:p>
      <text:p text:style-name="P23">Gigabyte /s </text:p>
      <text:p text:style-name="P23">Mégabyte/s</text:p>
      <text:p text:style-name="P23">Microbytes /s</text:p>
      <text:p text:style-name="P23"/>
      <text:p text:style-name="P23"/>
      <text:p text:style-name="P23"><text:soft-page-break/>9) Quel est le nouveau nom de Facebook?<text:span text:style-name="T1">(easy )</text:span></text:p>
      <text:p text:style-name="P31"><text:span text:style-name="T22">Méta</text:span> </text:p>
      <text:p text:style-name="P31">Messenger </text:p>
      <text:p text:style-name="P31">Discord </text:p>
      <text:p text:style-name="P31">Zétaverse </text:p>
      <text:p text:style-name="P31"/>
      <text:p text:style-name="P31">10) Qui est le successeur de Steve Jobs</text:p>
      <text:p text:style-name="P47">T<text:span text:style-name="T23">i</text:span>m Cook </text:p>
      <text:p text:style-name="P31">Mark Zuckerberg </text:p>
      <text:p text:style-name="P31">Richard Branson</text:p>
      <text:p text:style-name="P31">Ragnar Lothbrok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mic sans ms" svg:font-family="'Comic sans ms'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1:30:23.161950283</meta:creation-date>
    <dc:date>2022-01-30T14:24:28.177002705</dc:date>
    <meta:editing-duration>P1DT15H51M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183" meta:word-count="775" meta:character-count="4492" meta:non-whitespace-character-count="3748"/>
  </office:meta>
</office:document-meta>
</file>